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42f1" officeooo:paragraph-rsid="000b42f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a xlink:type="simple" xlink:href="mailto:Alejandro.pchogar@gmail.com" text:style-name="Internet_20_link" text:visited-style-name="Visited_20_Internet_20_Link">lejandro.pchogar@gmail.com</text:a></text:p>
      <text:p text:style-name="P1">contraseña: gamaza9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10:54:37.621000000</dc:date>
    <meta:editing-duration>PT23S</meta:editing-duration>
    <meta:editing-cycles>1</meta:editing-cycles>
    <meta:document-statistic meta:table-count="0" meta:image-count="0" meta:object-count="0" meta:page-count="1" meta:paragraph-count="2" meta:word-count="3" meta:character-count="47" meta:non-whitespace-character-count="46"/>
    <meta:generator>LibreOffice/7.2.1.2$Windows_X86_64 LibreOffice_project/87b77fad49947c1441b67c559c339af8f3517e22</meta:generator>
  </office:meta>
</office:document-meta>
</file>